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ohit Devanagari1" svg:font-family="'Lohit Devanagari'"/>
    <style:font-face style:name="Mangal" svg:font-family="Mangal"/>
    <style:font-face style:name="OpenSymbol" svg:font-family="Open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Monotype Corsiva" svg:font-family="'Monotype Corsiva'" style:font-family-generic="roman" style:font-pitch="variable"/>
    <style:font-face style:name="Perpetua" svg:font-family="Perpetua" style:font-family-generic="roman" style:font-pitch="variable"/>
    <style:font-face style:name="Perpetua1" svg:font-family="Perpetua" style:font-adornments="Regular" style:font-family-generic="roman" style:font-pitch="variable"/>
    <style:font-face style:name="Symbol" svg:font-family="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Perpetua2" svg:font-family="Perpetua"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WWNum6"/>
    <style:style style:name="P2" style:family="paragraph" style:parent-style-name="Standard" style:list-style-name="WWNum7"/>
    <style:style style:name="P3" style:family="paragraph" style:parent-style-name="Standard">
      <style:text-properties fo:color="#000000" fo:font-size="12pt" style:font-size-asian="12pt" style:font-size-complex="12pt"/>
    </style:style>
    <style:style style:name="P4" style:family="paragraph" style:parent-style-name="Standard" style:list-style-name="WWNum8"/>
    <style:style style:name="P5" style:family="paragraph" style:parent-style-name="Standard" style:list-style-name="WWNum18"/>
    <style:style style:name="P6" style:family="paragraph" style:parent-style-name="Standard">
      <style:text-properties fo:font-size="12pt" style:font-size-asian="12pt" style:font-size-complex="12pt"/>
    </style:style>
    <style:style style:name="P7" style:family="paragraph" style:parent-style-name="Standard" style:list-style-name="WWNum9"/>
    <style:style style:name="P8" style:family="paragraph" style:parent-style-name="Standard" style:list-style-name="WWNum10"/>
    <style:style style:name="P9" style:family="paragraph" style:parent-style-name="Standard" style:list-style-name="WWNum11"/>
    <style:style style:name="P10" style:family="paragraph" style:parent-style-name="Standard" style:list-style-name="WWNum19"/>
    <style:style style:name="P11" style:family="paragraph" style:parent-style-name="Standard" style:list-style-name="WWNum13"/>
    <style:style style:name="P12" style:family="paragraph" style:parent-style-name="Standard" style:list-style-name="WWNum14"/>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25in" fo:margin-right="0in" fo:text-indent="0.25in" style:auto-text-indent="false"/>
    </style:style>
    <style:style style:name="P15" style:family="paragraph" style:parent-style-name="Standard">
      <style:paragraph-properties fo:margin-left="0.25in" fo:margin-right="0in" fo:text-indent="0.25in" style:auto-text-indent="false"/>
      <style:text-properties fo:font-size="12pt" style:font-size-asian="12pt" style:font-size-complex="12pt"/>
    </style:style>
    <style:style style:name="P16" style:family="paragraph" style:parent-style-name="Standard">
      <style:paragraph-properties fo:margin-left="0in" fo:margin-right="0in" fo:text-indent="0.5in" style:auto-text-indent="false"/>
    </style:style>
    <style:style style:name="P17" style:family="paragraph" style:parent-style-name="Title" style:master-page-name="First_20_Page">
      <style:paragraph-properties style:page-number="auto"/>
    </style:style>
    <style:style style:name="T1" style:family="text">
      <style:text-properties fo:font-variant="small-caps"/>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color="#000000" fo:font-size="12pt" style:font-size-asian="12pt" style:font-size-complex="12pt"/>
    </style:style>
    <style:style style:name="T5" style:family="text">
      <style:text-properties style:font-name="Verdana"/>
    </style:style>
    <style:style style:name="T6" style:family="text">
      <style:text-properties style:font-name="Verdana"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ossier de spécification des besoins logiciels</text:span></text:p>
      <text:h text:style-name="Heading_20_1" text:outline-level="1">But du document</text:h>
      <text:p text:style-name="Standard"><text:span text:style-name="T2">Le but de ce document est de lister toutes les fonctionnalités du futur logiciel et de son contexte d’utilisation (utilisateurs, autres composantes, matériel, <text:s/>etc.).</text:span></text:p>
      <text:h text:style-name="Heading_20_1" text:outline-level="1">Description Globale</text:h>
      <text:p text:style-name="Standard"><text:tab/><text:span text:style-name="T2">- Conception d'un logiciel du jeu «Tamagotchi».</text:span></text:p>
      <text:list xml:id="list5234177627113035274" text:style-name="WWNum6">
        <text:list-item>
          <text:list>
            <text:list-item>
              <text:p text:style-name="P1"><text:span text:style-name="T2">L'utilisateur doit s'occuper d'un animal.</text:span></text:p>
            </text:list-item>
            <text:list-item>
              <text:p text:style-name="P1"><text:span text:style-name="T2">Son but est de faire évoluer l'animal dans plusieurs états et en fonction de certaines conditions liées aux envies de l'animal.</text:span></text:p>
            </text:list-item>
          </text:list>
        </text:list-item>
      </text:list>
      <text:h text:style-name="Heading_20_2" text:outline-level="2">Environnement</text:h>
      <text:p text:style-name="Standard"><text:span text:style-name="T2">Intel 8086</text:span></text:p>
      <text:h text:style-name="Heading_20_2" text:outline-level="2">Profils des utilisateurs</text:h>
      <text:p text:style-name="Standard"><text:span text:style-name="T2">Le Tamagotchi est un jeu accessible par des utilisateurs de tout âge et de tout type (informaticiens, novices...). Le but de ce jeu est de faire ressentir aux utilisateurs le besoin de s'occuper de leur animal virtuel tout en prenant en compte de ses besoins et son comportement.</text:span></text:p>
      <text:h text:style-name="Heading_20_1" text:outline-level="1">Spécifications generale</text:h>
      <text:h text:style-name="Heading_20_2" text:outline-level="2">Description des services attendus</text:h>
      <text:p text:style-name="Standard"><text:span text:style-name="T2">Ce logiciel comportera différents niveaux, 5 au total qui évolueront de façon croissante, avec pour début le premier stade de la vie et pour fin le dernier stade de la vie. Chacune de ses étapes devra être gérées par l'utilisateur qui devra correctement faire évoluer son animal virtuel pour passer à l'étape suivante.</text:span></text:p>
      <text:p text:style-name="Standard"><text:span text:style-name="T4">- Menu principal :</text:span></text:p>
      <text:p text:style-name="Standard"><text:span text:style-name="T4">- Les touches du Menu principal :</text:span></text:p>
      <text:p text:style-name="Standard"><text:span text:style-name="T4">A : Commencer</text:span></text:p>
      <text:p text:style-name="Standard"><text:span text:style-name="T4">- Commencer une partie de Tamagotchi</text:span></text:p>
      <text:p text:style-name="Standard"><text:span text:style-name="T4">Z : Quitter</text:span></text:p>
      <text:p text:style-name="Standard"><text:span text:style-name="T4">- Quitter le jeu</text:span></text:p>
      <text:h text:style-name="Heading_20_2" text:outline-level="2">Description générale des fonctions</text:h>
      <text:p text:style-name="Standard"><text:soft-page-break/><text:span text:style-name="T4">- Pendant le jeu</text:span></text:p>
      <text:list xml:id="list5790775479813750922" text:style-name="WWNum7">
        <text:list-item>
          <text:list>
            <text:list-item>
              <text:list>
                <text:list-item>
                  <text:list>
                    <text:list-item>
                      <text:p text:style-name="P2"><text:span text:style-name="T4">il peut donc sélectionner avec la touche:</text:span></text:p>
                    </text:list-item>
                  </text:list>
                </text:list-item>
              </text:list>
            </text:list-item>
          </text:list>
        </text:list-item>
      </text:list>
      <text:p text:style-name="Standard"><text:span text:style-name="T4">- A - Snack: nourrit l'animal et le rend heureux</text:span></text:p>
      <text:p text:style-name="Standard"><text:span text:style-name="T4">- Z - Meal: nourrit l'animal </text:span></text:p>
      <text:p text:style-name="Standard"><text:span text:style-name="T4">- E - S'il veut jouer avec son animal</text:span></text:p>
      <text:p text:style-name="Standard"><text:span text:style-name="T4">- R - S'il veut discipliner son animal</text:span></text:p>
      <text:p text:style-name="Standard"><text:span text:style-name="T4">- Echap - <text:s/>L'utilisateur appuis sur la touche Quitter pour quitter le jeu</text:span></text:p>
      <text:p text:style-name="P3"/>
      <text:p text:style-name="P3"/>
      <text:h text:style-name="Heading_20_1" text:outline-level="1">Exigences opérationnelles</text:h>
      <text:h text:style-name="Heading_20_2" text:outline-level="2">Contraintes d’exploitation</text:h>
      <text:p text:style-name="Standard"><text:span text:style-name="T2">Logiciel non exploitable sur :</text:span></text:p>
      <text:list xml:id="list7585834886916858238" text:style-name="WWNum8">
        <text:list-item>
          <text:list>
            <text:list-item>
              <text:p text:style-name="P4"><text:span text:style-name="T2">Console de salon</text:span></text:p>
            </text:list-item>
            <text:list-item>
              <text:p text:style-name="P4"><text:span text:style-name="T2">Console portable</text:span></text:p>
            </text:list-item>
            <text:list-item>
              <text:p text:style-name="P4"><text:span text:style-name="T2">Telephone portable</text:span></text:p>
            </text:list-item>
            <text:list-item>
              <text:p text:style-name="P4"><text:span text:style-name="T2">En ligne sur internet</text:span></text:p>
            </text:list-item>
          </text:list>
        </text:list-item>
      </text:list>
      <text:h text:style-name="Heading_20_2" text:outline-level="2">Modes de fonctionnement</text:h>
      <text:list xml:id="list4752237299816271608" text:style-name="WWNum18">
        <text:list-item>
          <text:list>
            <text:list-item>
              <text:p text:style-name="P5"><text:span text:style-name="T2">– Télécharger DosBox </text:span></text:p>
            </text:list-item>
            <text:list-item>
              <text:p text:style-name="P5"><text:span text:style-name="T2">– puis glisser ‘TAMA.com’ vers l’icône ‘DosBox’ du bureau </text:span></text:p>
            </text:list-item>
          </text:list>
        </text:list-item>
      </text:list>
      <text:p text:style-name="Standard"><text:span text:style-name="T2">OU</text:span></text:p>
      <text:p text:style-name="Standard"><text:span text:style-name="T2">2.1 <text:s text:c="7"/>– Télécharger et installer l'Emu8086</text:span></text:p>
      <text:p text:style-name="Standard"><text:span text:style-name="T2">2.2 <text:s text:c="7"/>– Importé les fichier</text:span></text:p>
      <text:p text:style-name="Standard"><text:span text:style-name="T2">2.3 <text:s text:c="7"/>– Emulate Pour commencer</text:span></text:p>
      <text:h text:style-name="Heading_20_2" text:outline-level="2">Capacités</text:h>
      <text:p text:style-name="Standard"><text:span text:style-name="T2">9 Ko</text:span></text:p>
      <text:p text:style-name="P6"/>
      <text:h text:style-name="Heading_20_2" text:outline-level="2">Performances</text:h>
      <text:list xml:id="list96187992217150095" text:style-name="WWNum9">
        <text:list-item>
          <text:p text:style-name="P7"><text:span text:style-name="T2">Processeur Intel 8086</text:span></text:p>
        </text:list-item>
      </text:list>
      <text:h text:style-name="Heading_20_2" text:outline-level="2"><text:soft-page-break/>Sûreté de fonctionnement</text:h>
      <text:list xml:id="list5780857665696446119" text:style-name="WWNum10">
        <text:list-item>
          <text:p text:style-name="P8"><text:span text:style-name="T2">Utilisation du :</text:span></text:p>
          <text:list>
            <text:list-item>
              <text:p text:style-name="P8"><text:span text:style-name="T2">Langage Assembleur 8086</text:span></text:p>
            </text:list-item>
            <text:list-item>
              <text:p text:style-name="P8"><text:span text:style-name="T2">Gestion des interruptions</text:span></text:p>
            </text:list-item>
          </text:list>
        </text:list-item>
      </text:list>
      <text:list xml:id="list1565825855989568136" text:style-name="WWNum11">
        <text:list-item>
          <text:p text:style-name="P9"><text:span text:style-name="T2">Correction de certains bugs, après detection</text:span></text:p>
        </text:list-item>
      </text:list>
      <text:h text:style-name="Heading_20_1" text:outline-level="1">Exigences techniques</text:h>
      <text:h text:style-name="Heading_20_2" text:outline-level="2">Logiciels imposés</text:h>
      <text:p text:style-name="Standard"><text:span text:style-name="T2">Emulateur Emu8086</text:span></text:p>
      <text:p text:style-name="Standard"><text:span text:style-name="T2">DosBox</text:span></text:p>
      <text:p text:style-name="Standard"><text:span text:style-name="T2">MASM</text:span></text:p>
      <text:h text:style-name="Heading_20_2" text:outline-level="2">Algorithmes imposés</text:h>
      <text:p text:style-name="Standard"><text:span text:style-name="T2">Le logiciel devra être codé en Assembleur 8086</text:span></text:p>
      <text:p text:style-name="Standard"><text:span text:style-name="T6">INT 10h</text:span><text:span text:style-name="T5"> </text:span><text:span text:style-name="T2">pour lancer l’initialisation du mode graphique</text:span></text:p>
      <text:p text:style-name="Standard"><text:span text:style-name="T6">INT 10h</text:span><text:span text:style-name="T5"> / </text:span><text:span text:style-name="T6">AH = 0Ch </text:span><text:span text:style-name="T2">pour dessiner les pixels</text:span></text:p>
      <text:p text:style-name="Standard"><text:span text:style-name="T6">INT 15h</text:span><text:span text:style-name="T5"> / </text:span><text:span text:style-name="T6">AH = 86h </text:span><text:span text:style-name="T2">pour faire attendre le bios</text:span></text:p>
      <text:p text:style-name="Standard"><text:span text:style-name="T6">INT 21h </text:span><text:span text:style-name="T2">pour permettre l’utilisation du clavier et l’insertion des caractères</text:span></text:p>
      <text:p text:style-name="Standard"><text:span text:style-name="T6">INT 21h</text:span><text:span text:style-name="T5"> / </text:span><text:span text:style-name="T6">AH=2 </text:span><text:span text:style-name="T2">pour insérer des caractères</text:span></text:p>
      <text:p text:style-name="Standard"><text:span text:style-name="T6">INT 21h</text:span><text:span text:style-name="T5"> / </text:span><text:span text:style-name="T6">AH=7 </text:span><text:span text:style-name="T2">pour permettre l’utilisation du clavier pour lancer une action</text:span></text:p>
      <text:p text:style-name="Standard"><text:span text:style-name="T2">Procédure :</text:span></text:p>
      <text:list xml:id="list2286489374501293597" text:style-name="WWNum19">
        <text:list-item>
          <text:p text:style-name="P10"><text:span text:style-name="T2">Menu principal</text:span></text:p>
        </text:list-item>
        <text:list-item>
          <text:p text:style-name="P10"><text:span text:style-name="T2">Jauge de stamina (jauge d’énergie)</text:span></text:p>
        </text:list-item>
        <text:list-item>
          <text:p text:style-name="P10"><text:span text:style-name="T2">Jauge de Bonheur</text:span></text:p>
        </text:list-item>
        <text:list-item>
          <text:p text:style-name="P10"><text:span text:style-name="T2">Jauge de discipline</text:span></text:p>
        </text:list-item>
        <text:list-item>
          <text:p text:style-name="P10"><text:span text:style-name="T2">Dessin du pet</text:span></text:p>
        </text:list-item>
        <text:list-item>
          <text:p text:style-name="P10"><text:span text:style-name="T2">Evolution</text:span></text:p>
        </text:list-item>
        <text:list-item>
          <text:p text:style-name="P10"><text:span text:style-name="T2">Gameover</text:span></text:p>
        </text:list-item>
      </text:list>
      <text:h text:style-name="Heading_20_2" text:outline-level="2">Interface avec le matériel</text:h>
      <text:list xml:id="list4308351046180061214" text:style-name="WWNum13">
        <text:list-item>
          <text:p text:style-name="P11"><text:soft-page-break/><text:span text:style-name="T2">Commande Par defaut :</text:span></text:p>
        </text:list-item>
        <text:list-item>
          <text:p text:style-name="P11"><text:span text:style-name="T2">A : Snack</text:span></text:p>
        </text:list-item>
        <text:list-item>
          <text:p text:style-name="P11"><text:span text:style-name="T2">Z : Meal</text:span></text:p>
        </text:list-item>
        <text:list-item>
          <text:p text:style-name="P11"><text:span text:style-name="T2">E : Jouer</text:span></text:p>
        </text:list-item>
        <text:list-item>
          <text:p text:style-name="P11"><text:span text:style-name="T2">R : Réprimander</text:span></text:p>
          <text:list>
            <text:list-item>
              <text:p text:style-name="P11"><text:span text:style-name="T2">Quitter : Boutton Echap</text:span></text:p>
            </text:list-item>
          </text:list>
        </text:list-item>
      </text:list>
      <text:h text:style-name="Heading_20_2" text:outline-level="2">Interface avec d’autres logiciels</text:h>
      <text:p text:style-name="Standard"><text:span text:style-name="T2">Aucun.</text:span></text:p>
      <text:h text:style-name="Heading_20_2" text:outline-level="2">Architecture matérielle opérationnelle</text:h>
      <text:p text:style-name="Standard"><text:span text:style-name="T2">Ordinateur Portable, avec l'émulateur Emu8086</text:span></text:p>
      <text:h text:style-name="Heading_20_1" text:outline-level="1">ScenariO d’utilisations</text:h>
      <text:list xml:id="list7426047749560036039" text:style-name="WWNum14">
        <text:list-item>
          <text:p text:style-name="P12"><text:span text:style-name="T3">MENU PRINCIPAL</text:span></text:p>
        </text:list-item>
      </text:list>
      <text:p text:style-name="Standard"><text:span text:style-name="T2"><text:tab/>Le jeu commence avec le menu principal, l'utilisateur pourra choisir de commencer une nouvelle partie, ou de quitter le jeu.</text:span></text:p>
      <text:list xml:id="list32271585" text:continue-numbering="true" text:style-name="WWNum14">
        <text:list-item>
          <text:p text:style-name="P12"><text:span text:style-name="T2">Nouvel Partie :</text:span></text:p>
        </text:list-item>
      </text:list>
      <text:p text:style-name="Standard"><text:span text:style-name="T2"><text:tab/>Lorsque l'utilisateur choisi, de commencer une nouvelle partie, on voit notre Tamagotchi à l’état enfant. Il ne possède ni bras, ni jambes. Ensuite, le joueur interagie avec son animal en s'occupant de lui.</text:span></text:p>
      <text:list xml:id="list32270727" text:continue-numbering="true" text:style-name="WWNum14">
        <text:list-item>
          <text:p text:style-name="P12"><text:span text:style-name="T2">Quitter:</text:span></text:p>
        </text:list-item>
      </text:list>
      <text:p text:style-name="P13"><text:span text:style-name="T2">L’utilisateur quitte le jeu</text:span></text:p>
      <text:list xml:id="list32252629" text:continue-numbering="true" text:style-name="WWNum14">
        <text:list-item>
          <text:p text:style-name="P12"><text:span text:style-name="T3">LE JEU</text:span></text:p>
        </text:list-item>
        <text:list-item>
          <text:p text:style-name="P12"><text:span text:style-name="T2">LES MECANISMES</text:span></text:p>
        </text:list-item>
        <text:list-item>
          <text:p text:style-name="P12"><text:span text:style-name="T2">Snack :</text:span></text:p>
        </text:list-item>
      </text:list>
      <text:p text:style-name="P13"><text:span text:style-name="T2">Nourrir le pet et le rendre heureux :</text:span></text:p>
      <text:p text:style-name="P13"><text:span text:style-name="T2">+2 en stamina </text:span></text:p>
      <text:p text:style-name="P13"><text:span text:style-name="T2">+2 en bonheur</text:span></text:p>
      <text:p text:style-name="P13"><text:span text:style-name="T2">-3 en discipline</text:span></text:p>
      <text:list xml:id="list32266591" text:continue-numbering="true" text:style-name="WWNum14">
        <text:list-item>
          <text:p text:style-name="P12"><text:span text:style-name="T2">Meal :</text:span></text:p>
        </text:list-item>
      </text:list>
      <text:p text:style-name="P13"><text:span text:style-name="T2">Nourrir bien le pet</text:span></text:p>
      <text:p text:style-name="Standard"><text:soft-page-break/><text:span text:style-name="T2"><text:s text:c="6"/><text:tab/>+6 en stamina </text:span></text:p>
      <text:p text:style-name="P14"><text:span text:style-name="T2">+0 en bonheur</text:span></text:p>
      <text:p text:style-name="P14"><text:span text:style-name="T2">-4 en discipline</text:span></text:p>
      <text:list xml:id="list32275923" text:continue-numbering="true" text:style-name="WWNum14">
        <text:list-item>
          <text:p text:style-name="P12"><text:span text:style-name="T2">Jouer :</text:span></text:p>
        </text:list-item>
      </text:list>
      <text:p text:style-name="P13"><text:span text:style-name="T2">Jouer avec le pet</text:span></text:p>
      <text:p text:style-name="Standard"><text:span text:style-name="T2"><text:s text:c="6"/><text:tab/>-4 en stamina </text:span></text:p>
      <text:p text:style-name="P14"><text:span text:style-name="T2">+7 en bonheur</text:span></text:p>
      <text:p text:style-name="P14"><text:span text:style-name="T2">-3 en discipline</text:span></text:p>
      <text:list xml:id="list32254454" text:continue-numbering="true" text:style-name="WWNum14">
        <text:list-item>
          <text:p text:style-name="P12"><text:span text:style-name="T2">Réprimander :</text:span></text:p>
        </text:list-item>
      </text:list>
      <text:p text:style-name="P13"><text:span text:style-name="T2">Réprimander le pet pour le punir</text:span></text:p>
      <text:p text:style-name="Standard"><text:span text:style-name="T2"><text:s text:c="6"/><text:tab/>-1 en stamina </text:span></text:p>
      <text:p text:style-name="P14"><text:span text:style-name="T2">-5 en bonheur</text:span></text:p>
      <text:p text:style-name="P14"><text:span text:style-name="T2">+10 en discipline</text:span></text:p>
      <text:p text:style-name="P14"><text:span text:style-name="T2">Réprimander le pet sans raison</text:span></text:p>
      <text:p text:style-name="P16"><text:span text:style-name="T2">-1 en stamina </text:span></text:p>
      <text:p text:style-name="P14"><text:span text:style-name="T2">-10 en bonheur</text:span></text:p>
      <text:p text:style-name="P14"><text:span text:style-name="T2">-5 en discipline</text:span></text:p>
      <text:list xml:id="list32261125" text:continue-numbering="true" text:style-name="WWNum14">
        <text:list-item>
          <text:p text:style-name="P12"><text:span text:style-name="T2">LES EVOLUTIONS</text:span></text:p>
        </text:list-item>
      </text:list>
      <text:p text:style-name="P16"><text:span text:style-name="T2">Chaque action représente le temps passé avec le pet.</text:span></text:p>
      <text:p text:style-name="Standard"><text:span text:style-name="T2">Au bout de 10 actions, il grandit et évolue en teen, il possède des bras et la couleur des yeux change en fonction de sa discipline :</text:span></text:p>
      <text:p text:style-name="P16"><text:span text:style-name="T2">- <text:s text:c="3"/>bleu si discipliné</text:span></text:p>
      <text:p text:style-name="P16"><text:span text:style-name="T2">- <text:s text:c="3"/>magenta si indiscipliné</text:span></text:p>
      <text:p text:style-name="P15"/>
      <text:p text:style-name="Standard"><text:span text:style-name="T2">Au bout de 20 actions, il grandit et évolue en adulte, il possède des bras et des jambes et de nouveau élément apparaissent sur son visage en fonction de sa discipline :</text:span></text:p>
      <text:list xml:id="list32250277" text:continue-list="list2286489374501293597" text:style-name="WWNum19">
        <text:list-item>
          <text:p text:style-name="P10"><text:span text:style-name="T2">Auréole si discipliné</text:span></text:p>
        </text:list-item>
        <text:list-item>
          <text:p text:style-name="P10"><text:soft-page-break/><text:span text:style-name="T2">Sourcil froncé si indiscipliné</text:span></text:p>
        </text:list-item>
      </text:list>
      <text:p text:style-name="Standard"><text:span text:style-name="T2">Le pet possède 4 évolutions. C’est à l’utilisateur de le découvrir.</text:span></text:p>
      <text:list xml:id="list32272333" text:continue-list="list32261125" text:style-name="WWNum14">
        <text:list-item>
          <text:p text:style-name="P12"><text:span text:style-name="T2">LA FIN</text:span></text:p>
        </text:list-item>
      </text:list>
      <text:p text:style-name="Standard"><text:span text:style-name="T2">Le jeu se termine quand :</text:span></text:p>
      <text:list xml:id="list32268528" text:continue-list="list32250277" text:style-name="WWNum19">
        <text:list-item>
          <text:p text:style-name="P10"><text:span text:style-name="T2">L’utilisateur quitte la partie</text:span></text:p>
        </text:list-item>
        <text:list-item>
          <text:p text:style-name="P10"><text:span text:style-name="T2">Le pet meurt de faim</text:span></text:p>
        </text:list-item>
        <text:list-item>
          <text:p text:style-name="P10"><text:span text:style-name="T2">Le pet est triste et part</text:span></text:p>
        </text:list-item>
        <text:list-item>
          <text:p text:style-name="P10"><text:span text:style-name="T2">Au bout d’une cinquantaine d’action, le pet vieilli e</text:span><text:bookmark text:name="_GoBack"/><text:span text:style-name="T2">t meur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ohit Devanagari1" svg:font-family="'Lohit Devanagari'"/>
    <style:font-face style:name="Mangal" svg:font-family="Mangal"/>
    <style:font-face style:name="OpenSymbol" svg:font-family="Open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Monotype Corsiva" svg:font-family="'Monotype Corsiva'" style:font-family-generic="roman" style:font-pitch="variable"/>
    <style:font-face style:name="Perpetua" svg:font-family="Perpetua" style:font-family-generic="roman" style:font-pitch="variable"/>
    <style:font-face style:name="Perpetua1" svg:font-family="Perpetua" style:font-adornments="Regular" style:font-family-generic="roman" style:font-pitch="variable"/>
    <style:font-face style:name="Symbol" svg:font-family="Symbo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Perpetua2" svg:font-family="Perpetua"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fo:line-height="115%" fo:orphans="2" fo:widows="2" style:writing-mode="lr-tb"/>
      <style:text-properties style:use-window-font-color="true" style:font-name="Perpetua" fo:font-size="10pt" style:font-name-asian="Times New Roman" style:font-size-asian="10pt" style:font-name-complex="Perpetua2"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style>
    <style:style style:name="Heading_20_1" style:display-name="Heading 1" style:family="paragraph" style:parent-style-name="Standard" style:next-style-name="Text_20_body" style:default-outline-level="1" style:list-style-name="" style:class="text">
      <style:paragraph-properties fo:margin-top="0in" fo:margin-bottom="0in" fo:background-color="#d34817">
        <style:background-image/>
      </style:paragraph-properties>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class="text">
      <style:paragraph-properties fo:margin-top="0in" fo:margin-bottom="0in" fo:background-color="#f9d8cd">
        <style:background-image/>
      </style:paragraph-properties>
      <style:text-properties fo:text-transform="uppercase" fo:font-size="11pt" fo:letter-spacing="0.0102in" style:font-size-asian="11pt" style:font-size-complex="11pt"/>
    </style:style>
    <style:style style:name="Heading_20_3" style:display-name="Heading 3" style:family="paragraph" style:parent-style-name="Standard" style:next-style-name="Text_20_body" style:default-outline-level="3" style:class="text">
      <style:paragraph-properties fo:margin-top="0.2083in" fo:margin-bottom="0in"/>
      <style:text-properties fo:text-transform="uppercase" fo:color="#68230b" fo:font-size="11pt" fo:letter-spacing="0.0102in" style:font-size-asian="11pt" style:font-size-complex="11pt"/>
    </style:style>
    <style:style style:name="Heading_20_4" style:display-name="Heading 4" style:family="paragraph" style:parent-style-name="Standard" style:next-style-name="Text_20_body" style:default-outline-level="4" style:class="text">
      <style:paragraph-properties fo:margin-top="0.2083in" fo:margin-bottom="0in"/>
      <style:text-properties fo:text-transform="uppercase" fo:color="#9d3511" fo:font-size="11pt" fo:letter-spacing="0.0071in" style:font-size-asian="11pt" style:font-size-complex="11pt"/>
    </style:style>
    <style:style style:name="Heading_20_5" style:display-name="Heading 5" style:family="paragraph" style:parent-style-name="Standard" style:next-style-name="Text_20_body" style:default-outline-level="5" style:class="text">
      <style:paragraph-properties fo:margin-top="0.2083in" fo:margin-bottom="0in"/>
      <style:text-properties fo:text-transform="uppercase" fo:color="#9d3511" fo:font-size="11pt" fo:letter-spacing="0.0071in" style:font-size-asian="11pt" style:font-size-complex="11pt"/>
    </style:style>
    <style:style style:name="Heading_20_6" style:display-name="Heading 6" style:family="paragraph" style:parent-style-name="Standard" style:next-style-name="Text_20_body" style:default-outline-level="6" style:class="text">
      <style:paragraph-properties fo:margin-top="0.2083in" fo:margin-bottom="0in"/>
      <style:text-properties fo:text-transform="uppercase" fo:color="#9d3511" fo:font-size="11pt" fo:letter-spacing="0.0071in" style:font-size-asian="11pt" style:font-size-complex="11pt"/>
    </style:style>
    <style:style style:name="Heading_20_7" style:display-name="Heading 7" style:family="paragraph" style:parent-style-name="Standard" style:next-style-name="Text_20_body" style:default-outline-level="7" style:class="text">
      <style:paragraph-properties fo:margin-top="0.2083in" fo:margin-bottom="0in"/>
      <style:text-properties fo:text-transform="uppercase" fo:color="#9d3511" fo:font-size="11pt" fo:letter-spacing="0.0071in" style:font-size-asian="11pt" style:font-size-complex="11pt"/>
    </style:style>
    <style:style style:name="Heading_20_8" style:display-name="Heading 8" style:family="paragraph" style:parent-style-name="Standard" style:next-style-name="Text_20_body" style:default-outline-level="8" style:class="text">
      <style:paragraph-properties fo:margin-top="0.2083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class="text">
      <style:paragraph-properties fo:margin-top="0.2083in" fo:margin-bottom="0in"/>
      <style:text-properties fo:text-transform="uppercase" fo:font-size="9pt" fo:letter-spacing="0.0071in" fo:font-style="italic" style:font-size-asian="9pt" style:font-style-asian="italic" style:font-size-complex="9pt"/>
    </style:style>
    <style:style style:name="caption" style:family="paragraph" style:parent-style-name="Standard" style:default-outline-level="">
      <style:text-properties fo:color="#9d3511" fo:font-size="8pt" fo:font-weight="bold" style:font-size-asian="8pt" style:font-weight-asian="bold" style:font-size-complex="8pt" style:font-weight-complex="bold"/>
    </style:style>
    <style:style style:name="Title" style:family="paragraph" style:parent-style-name="Standard" style:next-style-name="Subtitle" style:default-outline-level="" style:class="chapter">
      <style:paragraph-properties fo:margin-top="0.5in" fo:margin-bottom="0.139in" fo:text-align="center" style:justify-single-word="false"/>
      <style:text-properties fo:text-transform="uppercase" fo:color="#d34817" fo:font-size="26pt" fo:letter-spacing="0.0071in"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lock_20_Text" style:display-name="Block Text" style:family="paragraph" style:default-outline-level="">
      <style:paragraph-properties fo:margin="100%" fo:margin-left="1in" fo:margin-right="1in" fo:margin-top="0.139in" fo:margin-bottom="0.1945in" fo:text-align="justify" style:justify-single-word="false" fo:orphans="2" fo:widows="2" fo:text-indent="0in" style:auto-text-indent="false" fo:padding-left="0in" fo:padding-right="0in" fo:padding-top="0.139in" fo:padding-bottom="0.139in" fo:border-left="none" fo:border-right="none" fo:border-top="0.0035in solid #ff0000" fo:border-bottom="0.0311in solid #ff0000" style:writing-mode="lr-tb"/>
      <style:text-properties fo:color="#808080" style:font-name="Perpetua" fo:font-size="14pt" style:font-name-asian="Arial" style:font-size-asian="14pt" style:font-name-complex="Perpetua2" style:font-size-complex="14pt" style:language-complex="ar" style:country-complex="SA"/>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Intense_20_Quote" style:display-name="Intense Quote" style:family="paragraph" style:parent-style-name="Standard" style:default-outline-level="">
      <style:paragraph-properties fo:margin="100%" fo:margin-left="0.9in" fo:margin-right="0.8in" fo:margin-top="0.139in" fo:margin-bottom="0in" fo:text-align="justify" style:justify-single-word="false" fo:text-indent="0in" style:auto-text-indent="false"/>
      <style:text-properties fo:color="#d34817" fo:font-style="italic" style:font-style-asian="italic" style:font-style-complex="italic"/>
    </style:style>
    <style:style style:name="List_20_Bullet" style:display-name="List Bullet" style:family="paragraph" style:parent-style-name="Standard" style:default-outline-level="">
      <style:paragraph-properties fo:margin-top="0.139in" fo:margin-bottom="0in"/>
    </style:style>
    <style:style style:name="List_20_Bullet_20_2" style:display-name="List Bullet 2" style:family="paragraph" style:parent-style-name="Standard" style:default-outline-level="">
      <style:paragraph-properties fo:margin-top="0.139in" fo:margin-bottom="0in"/>
    </style:style>
    <style:style style:name="List_20_Bullet_20_3" style:display-name="List Bullet 3" style:family="paragraph" style:parent-style-name="Standard" style:default-outline-level="">
      <style:paragraph-properties fo:margin-top="0.139in" fo:margin-bottom="0in"/>
    </style:style>
    <style:style style:name="List_20_Bullet_20_4" style:display-name="List Bullet 4" style:family="paragraph" style:parent-style-name="Standard" style:default-outline-level="">
      <style:paragraph-properties fo:margin-top="0.139in" fo:margin-bottom="0in"/>
    </style:style>
    <style:style style:name="List_20_Bullet_20_5" style:display-name="List Bullet 5" style:family="paragraph" style:parent-style-name="Standard" style:default-outline-level="">
      <style:paragraph-properties fo:margin-top="0.139in" fo:margin-bottom="0in"/>
    </style:style>
    <style:style style:name="No_20_Spacing" style:display-name="No Spacing" style:family="paragraph" style:parent-style-name="Standard" style:default-outline-level="">
      <style:paragraph-properties fo:margin-top="0in" fo:margin-bottom="0in" fo:line-height="100%"/>
    </style:style>
    <style:style style:name="Quotations" style:family="paragraph" style:parent-style-name="Standard" style:default-outline-level="" style:class="html">
      <style:paragraph-properties fo:margin="100%" fo:margin-left="0.3937in" fo:margin-right="0.3937in" fo:margin-top="0.139in" fo:margin-bottom="0.1965in" fo:text-indent="0in" style:auto-text-indent="false"/>
      <style:text-properties fo:font-style="italic" style:font-style-asian="italic" style:font-style-complex="italic"/>
    </style:style>
    <style:style style:name="Contents_20_1" style:display-name="Contents 1" style:family="paragraph" style:parent-style-name="Standard" style:default-outline-level="" style:class="index">
      <style:paragraph-properties fo:margin="100%" fo:margin-left="0in" fo:margin-right="0in" fo:margin-top="0.139in" fo:margin-bottom="0.028in" fo:line-height="100%" fo:text-indent="0in" style:auto-text-indent="false">
        <style:tab-stops>
          <style:tab-stop style:position="6.9252in" style:type="right" style:leader-style="dotted" style:leader-text="."/>
        </style:tab-stops>
      </style:paragraph-properties>
      <style:text-properties fo:font-variant="small-caps" fo:color="#9b2d1f"/>
    </style:style>
    <style:style style:name="Contents_20_2" style:display-name="Contents 2" style:family="paragraph" style:parent-style-name="Standard" style:default-outline-level="" style:class="index">
      <style:paragraph-properties fo:margin="100%" fo:margin-left="0.15in" fo:margin-right="0in" fo:margin-top="0.139in" fo:margin-bottom="0.028in" fo:line-height="100%" fo:text-indent="0in" style:auto-text-indent="false">
        <style:tab-stops>
          <style:tab-stop style:position="6.7283in"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100%" fo:margin-left="0.3098in" fo:margin-right="0in" fo:margin-top="0.139in" fo:margin-bottom="0.028in" fo:line-height="100%" fo:text-indent="0in" style:auto-text-indent="false">
        <style:tab-stops>
          <style:tab-stop style:position="6.5319in" style:type="right" style:leader-style="dotted" style:leader-text="."/>
        </style:tab-stops>
      </style:paragraph-properties>
      <style:text-properties fo:font-variant="small-caps"/>
    </style:style>
    <style:style style:name="Contents_20_4" style:display-name="Contents 4" style:family="paragraph" style:parent-style-name="Standard" style:default-outline-level="" style:class="index">
      <style:paragraph-properties fo:margin="100%" fo:margin-left="0.4598in" fo:margin-right="0in" fo:margin-top="0.139in" fo:margin-bottom="0.028in" fo:line-height="100%" fo:text-indent="0in" style:auto-text-indent="false">
        <style:tab-stops>
          <style:tab-stop style:position="6.3354in" style:type="right" style:leader-style="dotted" style:leader-text="."/>
        </style:tab-stops>
      </style:paragraph-properties>
      <style:text-properties fo:font-variant="small-caps"/>
    </style:style>
    <style:style style:name="Contents_20_5" style:display-name="Contents 5" style:family="paragraph" style:parent-style-name="Standard" style:default-outline-level="" style:class="index">
      <style:paragraph-properties fo:margin="100%" fo:margin-left="0.6098in" fo:margin-right="0in" fo:margin-top="0.139in" fo:margin-bottom="0.028in" fo:line-height="100%" fo:text-indent="0in" style:auto-text-indent="false">
        <style:tab-stops>
          <style:tab-stop style:position="6.139in" style:type="right" style:leader-style="dotted" style:leader-text="."/>
        </style:tab-stops>
      </style:paragraph-properties>
      <style:text-properties fo:font-variant="small-caps"/>
    </style:style>
    <style:style style:name="Contents_20_6" style:display-name="Contents 6" style:family="paragraph" style:parent-style-name="Standard" style:default-outline-level="" style:class="index">
      <style:paragraph-properties fo:margin="100%" fo:margin-left="0.7598in" fo:margin-right="0in" fo:margin-top="0.139in" fo:margin-bottom="0.028in" fo:line-height="100%" fo:text-indent="0in" style:auto-text-indent="false">
        <style:tab-stops>
          <style:tab-stop style:position="5.9425in" style:type="right" style:leader-style="dotted" style:leader-text="."/>
        </style:tab-stops>
      </style:paragraph-properties>
      <style:text-properties fo:font-variant="small-caps"/>
    </style:style>
    <style:style style:name="Contents_20_7" style:display-name="Contents 7" style:family="paragraph" style:parent-style-name="Standard" style:default-outline-level="" style:class="index">
      <style:paragraph-properties fo:margin="100%" fo:margin-left="0.9201in" fo:margin-right="0in" fo:margin-top="0.139in" fo:margin-bottom="0.028in" fo:line-height="100%" fo:text-indent="0in" style:auto-text-indent="false">
        <style:tab-stops>
          <style:tab-stop style:position="5.7457in" style:type="right" style:leader-style="dotted" style:leader-text="."/>
        </style:tab-stops>
      </style:paragraph-properties>
      <style:text-properties fo:font-variant="small-caps"/>
    </style:style>
    <style:style style:name="Contents_20_8" style:display-name="Contents 8" style:family="paragraph" style:parent-style-name="Standard" style:default-outline-level="" style:class="index">
      <style:paragraph-properties fo:margin="100%" fo:margin-left="1.0693in" fo:margin-right="0in" fo:margin-top="0.139in" fo:margin-bottom="0.028in" fo:line-height="100%" fo:text-indent="0in" style:auto-text-indent="false">
        <style:tab-stops>
          <style:tab-stop style:position="5.5492in" style:type="right" style:leader-style="dotted" style:leader-text="."/>
        </style:tab-stops>
      </style:paragraph-properties>
      <style:text-properties fo:font-variant="small-caps"/>
    </style:style>
    <style:style style:name="Contents_20_9" style:display-name="Contents 9" style:family="paragraph" style:parent-style-name="Standard" style:default-outline-level="" style:class="index">
      <style:paragraph-properties fo:margin="100%" fo:margin-left="1.222in" fo:margin-right="0in" fo:margin-top="0.139in" fo:margin-bottom="0.028in" fo:line-height="100%" fo:text-indent="0in" style:auto-text-indent="false">
        <style:tab-stops>
          <style:tab-stop style:position="5.3528in" style:type="right" style:leader-style="dotted" style:leader-text="."/>
        </style:tab-stops>
      </style:paragraph-properties>
      <style:text-properties fo:font-variant="small-caps"/>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text-properties fo:color="#a28e6a" style:font-name="Monotype Corsiva"/>
    </style:style>
    <style:style style:name="WW8Num2z0" style:family="text">
      <style:text-properties fo:color="#a28e6a" style:font-name="Symbol"/>
    </style:style>
    <style:style style:name="WW8Num3z0" style:family="text">
      <style:text-properties fo:color="#ee8c69" style:font-name="Symbol"/>
    </style:style>
    <style:style style:name="WW8Num4z0" style:family="text">
      <style:text-properties fo:color="#d34817" style:font-name="Symbol"/>
    </style:style>
    <style:style style:name="WW8Num5z0" style:family="text">
      <style:text-properties fo:color="#9d3511" style:font-name="Symbol"/>
    </style:style>
    <style:style style:name="Titre_20_1_20_Car" style:display-name="Titre 1 Car" style:family="text">
      <style:text-properties fo:text-transform="uppercase" fo:color="#ffffff" fo:letter-spacing="0.0102in" fo:font-weight="bold" style:font-weight-asian="bold" style:font-weight-complex="bold"/>
    </style:style>
    <style:style style:name="Titre_20_2_20_Car" style:display-name="Titre 2 Car" style:family="text">
      <style:text-properties fo:text-transform="uppercase" fo:letter-spacing="0.0102in"/>
    </style:style>
    <style:style style:name="Titre_20_3_20_Car" style:display-name="Titre 3 Car" style:family="text">
      <style:text-properties fo:text-transform="uppercase" fo:color="#68230b" fo:letter-spacing="0.0102in"/>
    </style:style>
    <style:style style:name="Titre_20_Car" style:display-name="Titre Car" style:family="text">
      <style:text-properties fo:text-transform="uppercase" fo:color="#d34817" fo:font-size="26pt" fo:letter-spacing="0.0071in" style:letter-kerning="true" style:font-size-asian="26pt" style:font-size-complex="26pt"/>
    </style:style>
    <style:style style:name="Sous-titre_20_Car" style:display-name="Sous-titre Car" style:family="text">
      <style:text-properties fo:text-transform="uppercase" fo:color="#595959" fo:font-size="12pt" fo:letter-spacing="0.0071in" style:font-size-asian="12pt" style:font-size-complex="12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1" style:font-size-complex="8pt"/>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Emphasis" style:family="text">
      <style:text-properties fo:text-transform="uppercase" fo:color="#68230b" fo:letter-spacing="0.0035in" fo:font-style="italic" style:font-style-asian="italic" style:font-style-complex="italic"/>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text-transform="uppercase" fo:color="#9d3511" fo:letter-spacing="0.0071in"/>
    </style:style>
    <style:style style:name="Titre_20_5_20_Car" style:display-name="Titre 5 Car" style:family="text">
      <style:text-properties fo:text-transform="uppercase" fo:color="#9d3511" fo:letter-spacing="0.0071in"/>
    </style:style>
    <style:style style:name="Titre_20_6_20_Car" style:display-name="Titre 6 Car" style:family="text">
      <style:text-properties fo:text-transform="uppercase" fo:color="#9d3511" fo:letter-spacing="0.0071in"/>
    </style:style>
    <style:style style:name="Titre_20_7_20_Car" style:display-name="Titre 7 Car" style:family="text">
      <style:text-properties fo:text-transform="uppercase" fo:color="#9d3511" fo:letter-spacing="0.0071in"/>
    </style:style>
    <style:style style:name="Titre_20_8_20_Car" style:display-name="Titre 8 Car" style:family="text">
      <style:text-properties fo:text-transform="uppercase" fo:font-size="9pt" fo:letter-spacing="0.0071in" style:font-size-asian="9pt" style:font-size-complex="9pt"/>
    </style:style>
    <style:style style:name="Titre_20_9_20_Car" style:display-name="Titre 9 Car" style:family="text">
      <style:text-properties fo:text-transform="uppercase" fo:font-size="9pt" fo:letter-spacing="0.0071in" fo:font-style="italic" style:font-size-asian="9pt" style:font-style-asian="italic" style:font-size-complex="9pt"/>
    </style:style>
    <style:style style:name="Intense_20_Emphasis" style:display-name="Intense Emphasis" style:family="text">
      <style:text-properties fo:text-transform="uppercase" fo:color="#68230b" fo:letter-spacing="0.0071in" fo:font-weight="bold" style:font-weight-asian="bold" style:font-weight-complex="bold"/>
    </style:style>
    <style:style style:name="Intense_20_Reference" style:display-name="Intense Reference" style:family="text">
      <style:text-properties fo:text-transform="uppercase" fo:color="#d34817" fo:font-style="italic" fo:font-weight="bold" style:font-style-asian="italic" style:font-weight-asian="bold" style:font-style-complex="italic" style:font-weight-complex="bold"/>
    </style:style>
    <style:style style:name="Placeholder_20_Text" style:display-name="Placeholder Text" style:family="text">
      <style:text-properties fo:color="#808080"/>
    </style:style>
    <style:style style:name="Citation_20_Car" style:display-name="Citation Car" style:family="text">
      <style:text-properties fo:font-size="10pt" fo:font-style="italic" style:font-size-asian="10pt" style:font-style-asian="italic" style:font-size-complex="10pt" style:font-style-complex="italic"/>
    </style:style>
    <style:style style:name="Strong_20_Emphasis" style:display-name="Strong Emphasis" style:family="text">
      <style:text-properties fo:font-weight="bold" style:font-weight-asian="bold" style:font-weight-complex="bold"/>
    </style:style>
    <style:style style:name="Subtle_20_Emphasis" style:display-name="Subtle Emphasis" style:family="text">
      <style:text-properties fo:color="#68230b" fo:font-style="italic" style:font-style-asian="italic" style:font-style-complex="italic"/>
    </style:style>
    <style:style style:name="Subtle_20_Reference" style:display-name="Subtle Reference" style:family="text">
      <style:text-properties fo:color="#d34817" fo:font-weight="bold" style:font-weight-asian="bold" style:font-weight-complex="bold"/>
    </style:style>
    <style:style style:name="Sans_20_interligne_20_Car" style:display-name="Sans interligne Car" style:family="text">
      <style:text-properties fo:font-size="10pt" style:font-size-asian="10pt" style:font-size-complex="10pt"/>
    </style:style>
    <style:style style:name="Citation_20_intense_20_Car" style:display-name="Citation intense Car" style:family="text">
      <style:text-properties fo:color="#d34817" fo:font-size="10pt" fo:font-style="italic" style:font-size-asian="10pt" style:font-style-asian="italic" style:font-size-complex="10pt" style:font-style-complex="italic"/>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a28e6a"/>
    </style:style>
    <style:style style:name="ListLabel_20_2" style:display-name="ListLabel 2" style:family="text">
      <style:text-properties fo:color="#ee8c69"/>
    </style:style>
    <style:style style:name="ListLabel_20_3" style:display-name="ListLabel 3" style:family="text">
      <style:text-properties fo:color="#d34817"/>
    </style:style>
    <style:style style:name="ListLabel_20_4" style:display-name="ListLabel 4" style:family="text">
      <style:text-properties fo:color="#9d3511"/>
    </style:style>
    <style:style style:name="ListLabel_20_5" style:display-name="ListLabel 5" style:family="text">
      <style:text-properties style:font-name-asian="OpenSymbol2" style:font-name-complex="OpenSymbol2"/>
    </style:style>
    <style:style style:name="ListLabel_20_6" style:display-name="ListLabel 6" style:family="text">
      <style:text-properties style:font-name-asian="Times New Roman" style:font-name-complex="Perpetua2"/>
    </style:style>
    <style:style style:name="ListLabel_20_7" style:display-name="ListLabel 7"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Monotype Corsiva'" style:font-family-generic="script" style:font-pitch="variable"/>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Perpetua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Perpetua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Perpetua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0.5in" fo:margin-left="0.9846in" fo:margin-right="0.9846in" style:writing-mode="lr-tb" style:layout-grid-color="#c0c0c0" style:layout-grid-lines="2589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0.9846in" fo:margin-right="0.9846in" style:writing-mode="lr-tb" style:layout-grid-color="#c0c0c0" style:layout-grid-lines="2589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Standard"/>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e spécification des besoins logiciels</dc:title>
    <dc:subject>Nom</dc:subject>
    <meta:editing-cycles>24</meta:editing-cycles>
    <meta:creation-date>2013-06-15T14:25:00</meta:creation-date>
    <dc:date>2013-06-16T12:11:44.02</dc:date>
    <meta:editing-duration>PT59S</meta:editing-duration>
    <meta:generator>OpenOffice.org/3.4.1$Win32 OpenOffice.org_project/341m1$Build-9593</meta:generator>
    <meta:document-statistic meta:table-count="0" meta:image-count="0" meta:object-count="0" meta:page-count="6" meta:paragraph-count="131" meta:word-count="804" meta:character-count="45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